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table:number-columns-spanned="5" table:number-rows-spanned="1">
            <text:p>PC LOCAL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>
            <text:p>N / threads</text:p>
          </table:table-cell>
          <table:table-cell table:style-name="ce2" office:value-type="string">
            <text:p>1Thread</text:p>
          </table:table-cell>
          <table:table-cell table:style-name="ce2" office:value-type="string">
            <text:p>2Threads</text:p>
          </table:table-cell>
          <table:table-cell table:style-name="ce2" office:value-type="string">
            <text:p>3Threads</text:p>
          </table:table-cell>
          <table:table-cell table:style-name="ce2" office:value-type="string">
            <text:p>4Treads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0000">
            <text:p>20000</text:p>
          </table:table-cell>
          <table:table-cell table:style-name="ce3" office:value-type="float" office:value="0.533444">
            <text:p>0,533444</text:p>
          </table:table-cell>
          <table:table-cell table:style-name="ce3" office:value-type="float" office:value="0.278482">
            <text:p>0,278482</text:p>
          </table:table-cell>
          <table:table-cell table:style-name="ce3" office:value-type="float" office:value="0.204325">
            <text:p>0,204325</text:p>
          </table:table-cell>
          <table:table-cell table:style-name="ce3" office:value-type="float" office:value="0.171337">
            <text:p>0,17133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40000">
            <text:p>40000</text:p>
          </table:table-cell>
          <table:table-cell table:style-name="ce3" office:value-type="float" office:value="57.042128">
            <text:p>57,042128</text:p>
          </table:table-cell>
          <table:table-cell table:style-name="ce3" office:value-type="float" office:value="38.217346">
            <text:p>38,217346</text:p>
          </table:table-cell>
          <table:table-cell table:style-name="ce3" office:value-type="float" office:value="33.278868">
            <text:p>33,278868</text:p>
          </table:table-cell>
          <table:table-cell table:style-name="ce3" office:value-type="float" office:value="29.016692">
            <text:p>29,016692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(p) 20000</text:p>
          </table:table-cell>
          <table:table-cell table:style-name="ce3" office:value-type="float" office:value="1">
            <text:p>1</text:p>
          </table:table-cell>
          <table:table-cell table:style-name="ce3" table:formula="of:=[.C5]/[.D5]" office:value-type="float" office:value="1.9155421176234">
            <text:p>1,9155421176</text:p>
          </table:table-cell>
          <table:table-cell table:style-name="ce3" table:formula="of:=[.C5]/[.E5]" office:value-type="float" office:value="2.6107622659978">
            <text:p>2,610762266</text:p>
          </table:table-cell>
          <table:table-cell table:style-name="ce3" table:formula="of:=[.C5]/[.F5]" office:value-type="float" office:value="3.11341975171738">
            <text:p>3,113419751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(p) 40000</text:p>
          </table:table-cell>
          <table:table-cell table:style-name="ce3" office:value-type="float" office:value="1">
            <text:p>1</text:p>
          </table:table-cell>
          <table:table-cell table:style-name="ce3" table:formula="of:=[.C6]/[.D6]" office:value-type="float" office:value="1.49257167151272">
            <text:p>1,4925716715</text:p>
          </table:table-cell>
          <table:table-cell table:style-name="ce3" table:formula="of:=[.C6]/[.E6]" office:value-type="float" office:value="1.71406455291688">
            <text:p>1,7140645529</text:p>
          </table:table-cell>
          <table:table-cell table:style-name="ce3" table:formula="of:=[.C6]/[.F6]" office:value-type="float" office:value="1.96583842155405">
            <text:p>1,9658384216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table:number-columns-spanned="13" table:number-rows-spanned="1">
            <text:p>ATCGRID</text:p>
          </table:table-cell>
          <table:covered-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>
            <text:p>N / threads</text:p>
          </table:table-cell>
          <table:table-cell table:style-name="ce2" office:value-type="string">
            <text:p>1Thread</text:p>
          </table:table-cell>
          <table:table-cell table:style-name="ce2" office:value-type="string">
            <text:p>2Threads</text:p>
          </table:table-cell>
          <table:table-cell table:style-name="ce2" office:value-type="string">
            <text:p>3Threads</text:p>
          </table:table-cell>
          <table:table-cell table:style-name="ce2" office:value-type="string">
            <text:p>4Treads</text:p>
          </table:table-cell>
          <table:table-cell table:style-name="ce2" office:value-type="string">
            <text:p>5Treads</text:p>
          </table:table-cell>
          <table:table-cell table:style-name="ce2" office:value-type="string">
            <text:p>6Treads</text:p>
          </table:table-cell>
          <table:table-cell table:style-name="ce2" office:value-type="string">
            <text:p>7Treads</text:p>
          </table:table-cell>
          <table:table-cell table:style-name="ce2" office:value-type="string">
            <text:p>8Treads</text:p>
          </table:table-cell>
          <table:table-cell table:style-name="ce2" office:value-type="string">
            <text:p>9Treads</text:p>
          </table:table-cell>
          <table:table-cell table:style-name="ce2" office:value-type="string">
            <text:p>10Treads</text:p>
          </table:table-cell>
          <table:table-cell table:style-name="ce2" office:value-type="string">
            <text:p>11Treads</text:p>
          </table:table-cell>
          <table:table-cell table:style-name="ce2" office:value-type="string">
            <text:p>12Treads</text:p>
          </table:table-cell>
        </table:table-row>
        <table:table-row table:style-name="ro1">
          <table:table-cell/>
          <table:table-cell table:style-name="ce3" office:value-type="float" office:value="20000">
            <text:p>20000</text:p>
          </table:table-cell>
          <table:table-cell table:style-name="ce3" office:value-type="float" office:value="0.554365863">
            <text:p>0,554365863</text:p>
          </table:table-cell>
          <table:table-cell table:style-name="ce3" office:value-type="float" office:value="0.492307264">
            <text:p>0,492307264</text:p>
          </table:table-cell>
          <table:table-cell table:style-name="ce3" office:value-type="float" office:value="0.267103055">
            <text:p>0,267103055</text:p>
          </table:table-cell>
          <table:table-cell table:style-name="ce3" office:value-type="float" office:value="0.244960045">
            <text:p>0,244960045</text:p>
          </table:table-cell>
          <table:table-cell table:style-name="ce3" office:value-type="float" office:value="0.186574972">
            <text:p>0,186574972</text:p>
          </table:table-cell>
          <table:table-cell table:style-name="ce3" office:value-type="float" office:value="0.181699349">
            <text:p>0,181699349</text:p>
          </table:table-cell>
          <table:table-cell table:number-columns-repeated="2" table:style-name="ce3" office:value-type="float" office:value="0.147462713">
            <text:p>0,147462713</text:p>
          </table:table-cell>
          <table:table-cell table:style-name="ce3" office:value-type="float" office:value="0.13949461">
            <text:p>0,13949461</text:p>
          </table:table-cell>
          <table:table-cell table:style-name="ce3" office:value-type="float" office:value="0.145303163">
            <text:p>0,145303163</text:p>
          </table:table-cell>
          <table:table-cell table:style-name="ce3" office:value-type="float" office:value="0.134352415">
            <text:p>0,134352415</text:p>
          </table:table-cell>
          <table:table-cell table:style-name="ce3" office:value-type="float" office:value="0.132479058">
            <text:p>0,132479058</text:p>
          </table:table-cell>
        </table:table-row>
        <table:table-row table:style-name="ro1">
          <table:table-cell/>
          <table:table-cell table:style-name="ce3" office:value-type="float" office:value="40000">
            <text:p>40000</text:p>
          </table:table-cell>
          <table:table-cell table:style-name="ce3" office:value-type="float" office:value="2.164932563">
            <text:p>2,164932563</text:p>
          </table:table-cell>
          <table:table-cell table:style-name="ce3" office:value-type="float" office:value="1.924703809">
            <text:p>1,924703809</text:p>
          </table:table-cell>
          <table:table-cell table:style-name="ce3" office:value-type="float" office:value="1.339424147">
            <text:p>1,339424147</text:p>
          </table:table-cell>
          <table:table-cell table:style-name="ce3" office:value-type="float" office:value="1.104606121">
            <text:p>1,104606121</text:p>
          </table:table-cell>
          <table:table-cell table:style-name="ce3" office:value-type="float" office:value="0.896186617">
            <text:p>0,896186617</text:p>
          </table:table-cell>
          <table:table-cell table:style-name="ce3" office:value-type="float" office:value="0.856357194">
            <text:p>0,856357194</text:p>
          </table:table-cell>
          <table:table-cell table:style-name="ce3" office:value-type="float" office:value="0.833865422">
            <text:p>0,833865422</text:p>
          </table:table-cell>
          <table:table-cell table:style-name="ce3" office:value-type="float" office:value="0.736242577">
            <text:p>0,736242577</text:p>
          </table:table-cell>
          <table:table-cell table:style-name="ce3" office:value-type="float" office:value="0.760819582">
            <text:p>0,760819582</text:p>
          </table:table-cell>
          <table:table-cell table:style-name="ce3" office:value-type="float" office:value="0.662622147">
            <text:p>0,662622147</text:p>
          </table:table-cell>
          <table:table-cell table:style-name="ce3" office:value-type="float" office:value="0.679319681">
            <text:p>0,679319681</text:p>
          </table:table-cell>
          <table:table-cell table:style-name="ce3" office:value-type="float" office:value="0.626610882">
            <text:p>0,626610882</text:p>
          </table:table-cell>
        </table:table-row>
        <table:table-row table:style-name="ro1">
          <table:table-cell/>
          <table:table-cell table:style-name="ce4" office:value-type="string">
            <text:p>S(p) 20000</text:p>
          </table:table-cell>
          <table:table-cell table:style-name="ce5" office:value-type="float" office:value="1">
            <text:p>1</text:p>
          </table:table-cell>
          <table:table-cell table:style-name="ce5" table:formula="of:=[.C14]/[.D14]" office:value-type="float" office:value="1.12605663888803">
            <text:p>1,1260566389</text:p>
          </table:table-cell>
          <table:table-cell table:style-name="ce5" table:formula="of:=[.C14]/[.E14]" office:value-type="float" office:value="2.07547556129599">
            <text:p>2,0754755613</text:p>
          </table:table-cell>
          <table:table-cell table:style-name="ce5" table:formula="of:=[.C14]/[.F14]" office:value-type="float" office:value="2.26308687606585">
            <text:p>2,2630868761</text:p>
          </table:table-cell>
          <table:table-cell table:style-name="ce5" table:formula="of:=[.C14]/[.G14]" office:value-type="float" office:value="2.97127667798873">
            <text:p>2,971276678</text:p>
          </table:table-cell>
          <table:table-cell table:style-name="ce5" table:formula="of:=[.C14]/[.H14]" office:value-type="float" office:value="3.05100632473923">
            <text:p>3,0510063247</text:p>
          </table:table-cell>
          <table:table-cell table:style-name="ce5" table:formula="of:=[.C14]/[.I14]" office:value-type="float" office:value="3.75936297198058">
            <text:p>3,759362972</text:p>
          </table:table-cell>
          <table:table-cell table:style-name="ce5" table:formula="of:=[.C14]/[.J14]" office:value-type="float" office:value="3.75936297198058">
            <text:p>3,759362972</text:p>
          </table:table-cell>
          <table:table-cell table:style-name="ce5" table:formula="of:=[.C14]/[.K14]" office:value-type="float" office:value="3.97410239004934">
            <text:p>3,97410239</text:p>
          </table:table-cell>
          <table:table-cell table:style-name="ce5" table:formula="of:=[.C14]/[.L14]" office:value-type="float" office:value="3.81523603171667">
            <text:p>3,8152360317</text:p>
          </table:table-cell>
          <table:table-cell table:style-name="ce5" table:formula="of:=[.C14]/[.M14]" office:value-type="float" office:value="4.12620690889702">
            <text:p>4,1262069089</text:p>
          </table:table-cell>
          <table:table-cell table:style-name="ce5" table:formula="of:=[.C14]/[.N14]" office:value-type="float" office:value="4.18455468637164">
            <text:p>4,1845546864</text:p>
          </table:table-cell>
        </table:table-row>
        <table:table-row table:style-name="ro1">
          <table:table-cell/>
          <table:table-cell table:style-name="ce4" office:value-type="string">
            <text:p>S(p) 40000</text:p>
          </table:table-cell>
          <table:table-cell table:style-name="ce5" office:value-type="float" office:value="1">
            <text:p>1</text:p>
          </table:table-cell>
          <table:table-cell table:style-name="ce5" table:formula="of:=[.C15]/[.D15]" office:value-type="float" office:value="1.12481336238681">
            <text:p>1,1248133624</text:p>
          </table:table-cell>
          <table:table-cell table:style-name="ce5" table:formula="of:=[.C15]/[.E15]" office:value-type="float" office:value="1.61631591296077">
            <text:p>1,616315913</text:p>
          </table:table-cell>
          <table:table-cell table:style-name="ce5" table:formula="of:=[.C15]/[.F15]" office:value-type="float" office:value="1.95991360344816">
            <text:p>1,9599136034</text:p>
          </table:table-cell>
          <table:table-cell table:style-name="ce5" table:formula="of:=[.C15]/[.G15]" office:value-type="float" office:value="2.41571623803885">
            <text:p>2,415716238</text:p>
          </table:table-cell>
          <table:table-cell table:style-name="ce5" table:formula="of:=[.C15]/[.H15]" office:value-type="float" office:value="2.52807190523818">
            <text:p>2,5280719052</text:p>
          </table:table-cell>
          <table:table-cell table:style-name="ce5" table:formula="of:=[.C15]/[.I15]" office:value-type="float" office:value="2.59626134611443">
            <text:p>2,5962613461</text:p>
          </table:table-cell>
          <table:table-cell table:style-name="ce5" table:formula="of:=[.C15]/[.J15]" office:value-type="float" office:value="2.94051530111386">
            <text:p>2,9405153011</text:p>
          </table:table-cell>
          <table:table-cell table:style-name="ce5" table:formula="of:=[.C15]/[.K15]" office:value-type="float" office:value="2.84552686894434">
            <text:p>2,8455268689</text:p>
          </table:table-cell>
          <table:table-cell table:style-name="ce5" table:formula="of:=[.C15]/[.L15]" office:value-type="float" office:value="3.267220349941">
            <text:p>3,2672203499</text:p>
          </table:table-cell>
          <table:table-cell table:style-name="ce5" table:formula="of:=[.C15]/[.M15]" office:value-type="float" office:value="3.18691276515511">
            <text:p>3,1869127652</text:p>
          </table:table-cell>
          <table:table-cell table:style-name="ce5" table:formula="of:=[.C15]/[.N15]" office:value-type="float" office:value="3.45498717815118">
            <text:p>3,454987178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>
            <draw:frame table:end-cell-address="Hoja1.I52" table:end-x="0.314cm" table:end-y="0.246cm" draw:z-index="0" draw:style-name="gr1" draw:text-style-name="P1" svg:width="17.986cm" svg:height="11.786cm" svg:x="0.393cm" svg:y="0.368cm">
              <draw:object draw:notify-on-update-of-ranges="Hoja1.C4:Hoja1.F4 Hoja1.B7:Hoja1.B7 Hoja1.C7:Hoja1.F7 Hoja1.B8:Hoja1.B8 Hoja1.C8:Hoja1.F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Hoja1.R57" table:end-x="2.141cm" table:end-y="0.308cm" draw:z-index="1" draw:style-name="gr1" draw:text-style-name="P1" svg:width="21.953cm" svg:height="13.932cm" svg:x="0.511cm" svg:y="0.41cm">
              <draw:object draw:notify-on-update-of-ranges="Hoja1.C13:Hoja1.N13 Hoja1.B16:Hoja1.B16 Hoja1.C16:Hoja1.N16 Hoja1.B17:Hoja1.B17 Hoja1.C17:Hoja1.N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/04/2018</text:date>, <text:time>00:2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8-04-17T16:54:22</meta:creation-date>
    <dc:date>2018-04-18T00:21:03</dc:date>
    <dc:creator>Alejandro </dc:creator>
    <meta:editing-duration>PT7H26M41S</meta:editing-duration>
    <meta:editing-cycles>9</meta:editing-cycles>
    <meta:generator>OpenOffice/4.1.5$Unix OpenOffice.org_project/415m1$Build-9789</meta:generator>
    <meta:document-statistic meta:table-count="3" meta:cell-count="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Ultrafine_20_Dashe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87cm" svg:height="11.787cm" xlink:href=".." xlink:type="simple" chart:class="chart:line" chart:style-name="ch1">
        <chart:title svg:x="7.779cm" svg:y="0.37cm" chart:style-name="ch2">
          <text:p>PC LOCAL</text:p>
        </chart:title>
        <chart:legend chart:legend-position="end" svg:x="14.897cm" svg:y="5.345cm" style:legend-expansion="high" chart:style-name="ch3"/>
        <chart:plot-area chart:style-name="ch4" table:cell-range-address="Hoja1.C4:Hoja1.F4 Hoja1.B7:Hoja1.F8" chart:data-source-has-labels="both" svg:x="1.358cm" svg:y="1.868cm" svg:width="12.821cm" svg:height="8.715cm">
          <chartooo:coordinate-region svg:x="2.105cm" svg:y="2.068cm" svg:width="11.427cm" svg:height="7.868cm"/>
          <chart:axis chart:dimension="x" chart:name="primary-x" chart:style-name="ch5" chartooo:axis-type="auto">
            <chartooo:date-scale/>
            <chart:title svg:x="7.125cm" svg:y="10.818cm" chart:style-name="ch6">
              <text:p>Threads</text:p>
            </chart:title>
            <chart:categories table:cell-range-address="Hoja1.C4:Hoja1.F4"/>
          </chart:axis>
          <chart:axis chart:dimension="y" chart:name="primary-y" chart:style-name="ch7">
            <chart:title svg:x="0.451cm" svg:y="6.58cm" chart:style-name="ch8">
              <text:p>S(p)</text:p>
            </chart:title>
            <chart:grid chart:style-name="ch9" chart:class="major"/>
          </chart:axis>
          <chart:series chart:style-name="ch10" chart:values-cell-range-address="Hoja1.C7:Hoja1.F7" chart:label-cell-address="Hoja1.B7:Hoja1.B7" chart:class="chart:line">
            <chart:data-point chart:repeated="4"/>
          </chart:series>
          <chart:series chart:style-name="ch11" chart:values-cell-range-address="Hoja1.C8:Hoja1.F8" chart:label-cell-address="Hoja1.B8:Hoja1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hread</text:p>
                <draw:g>
                  <svg:desc>Hoja1.C4:Hoja1.F4</svg:desc>
                </draw:g>
              </table:table-cell>
              <table:table-cell office:value-type="string">
                <text:p>2Threads</text:p>
              </table:table-cell>
              <table:table-cell office:value-type="string">
                <text:p>3Threads</text:p>
              </table:table-cell>
              <table:table-cell office:value-type="string">
                <text:p>4Treads</text:p>
              </table:table-cell>
            </table:table-row>
          </table:table-header-rows>
          <table:table-rows>
            <table:table-row>
              <table:table-cell office:value-type="string">
                <text:p>S(p) 20000</text:p>
                <draw:g>
                  <svg:desc>Hoja1.B7:Hoja1.B7</svg:desc>
                </draw:g>
              </table:table-cell>
              <table:table-cell office:value-type="float" office:value="1">
                <text:p>1</text:p>
                <draw:g>
                  <svg:desc>Hoja1.C7:Hoja1.F7</svg:desc>
                </draw:g>
              </table:table-cell>
              <table:table-cell office:value-type="float" office:value="1.9155421176234">
                <text:p>1.9155421176234</text:p>
              </table:table-cell>
              <table:table-cell office:value-type="float" office:value="2.6107622659978">
                <text:p>2.6107622659978</text:p>
              </table:table-cell>
              <table:table-cell office:value-type="float" office:value="3.11341975171738">
                <text:p>3.11341975171738</text:p>
              </table:table-cell>
            </table:table-row>
            <table:table-row>
              <table:table-cell office:value-type="string">
                <text:p>S(p) 40000</text:p>
                <draw:g>
                  <svg:desc>Hoja1.B8:Hoja1.B8</svg:desc>
                </draw:g>
              </table:table-cell>
              <table:table-cell office:value-type="float" office:value="1">
                <text:p>1</text:p>
                <draw:g>
                  <svg:desc>Hoja1.C8:Hoja1.F8</svg:desc>
                </draw:g>
              </table:table-cell>
              <table:table-cell office:value-type="float" office:value="1.49257167151272">
                <text:p>1.49257167151272</text:p>
              </table:table-cell>
              <table:table-cell office:value-type="float" office:value="1.71406455291688">
                <text:p>1.71406455291688</text:p>
              </table:table-cell>
              <table:table-cell office:value-type="float" office:value="1.96583842155405">
                <text:p>1.96583842155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54cm" svg:height="13.933cm" xlink:href=".." xlink:type="simple" chart:class="chart:line" chart:style-name="ch1">
        <chart:title svg:x="9.862cm" svg:y="0.413cm" chart:style-name="ch2">
          <text:p>ATCGRID</text:p>
        </chart:title>
        <chart:legend chart:legend-position="end" svg:x="18.864cm" svg:y="6.418cm" style:legend-expansion="high" chart:style-name="ch3"/>
        <chart:plot-area chart:style-name="ch4" table:cell-range-address="Hoja1.C13:Hoja1.N13 Hoja1.B16:Hoja1.N17" chart:data-source-has-labels="both" svg:x="1.438cm" svg:y="2.04cm" svg:width="16.548cm" svg:height="10.646cm">
          <chartooo:coordinate-region svg:x="2.185cm" svg:y="2.24cm" svg:width="15.055cm" svg:height="9.401cm"/>
          <chart:axis chart:dimension="x" chart:name="primary-x" chart:style-name="ch5" chartooo:axis-type="auto">
            <chartooo:date-scale/>
            <chart:title svg:x="9.069cm" svg:y="12.964cm" chart:style-name="ch6">
              <text:p>Threads</text:p>
            </chart:title>
            <chart:categories table:cell-range-address="Hoja1.C13:Hoja1.N13"/>
          </chart:axis>
          <chart:axis chart:dimension="y" chart:name="primary-y" chart:style-name="ch7">
            <chart:title svg:x="0.451cm" svg:y="7.718cm" chart:style-name="ch8">
              <text:p>S(p)</text:p>
            </chart:title>
            <chart:grid chart:style-name="ch9" chart:class="major"/>
          </chart:axis>
          <chart:series chart:style-name="ch10" chart:values-cell-range-address="Hoja1.C16:Hoja1.N16" chart:label-cell-address="Hoja1.B16:Hoja1.B16" chart:class="chart:line">
            <chart:data-point chart:repeated="12"/>
          </chart:series>
          <chart:series chart:style-name="ch11" chart:values-cell-range-address="Hoja1.C17:Hoja1.N17" chart:label-cell-address="Hoja1.B17:Hoja1.B1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hread</text:p>
                <draw:g>
                  <svg:desc>Hoja1.C13:Hoja1.N13</svg:desc>
                </draw:g>
              </table:table-cell>
              <table:table-cell office:value-type="string">
                <text:p>2Threads</text:p>
              </table:table-cell>
              <table:table-cell office:value-type="string">
                <text:p>3Threads</text:p>
              </table:table-cell>
              <table:table-cell office:value-type="string">
                <text:p>4Treads</text:p>
              </table:table-cell>
              <table:table-cell office:value-type="string">
                <text:p>5Treads</text:p>
              </table:table-cell>
              <table:table-cell office:value-type="string">
                <text:p>6Treads</text:p>
              </table:table-cell>
              <table:table-cell office:value-type="string">
                <text:p>7Treads</text:p>
              </table:table-cell>
              <table:table-cell office:value-type="string">
                <text:p>8Treads</text:p>
              </table:table-cell>
              <table:table-cell office:value-type="string">
                <text:p>9Treads</text:p>
              </table:table-cell>
              <table:table-cell office:value-type="string">
                <text:p>10Treads</text:p>
              </table:table-cell>
              <table:table-cell office:value-type="string">
                <text:p>11Treads</text:p>
              </table:table-cell>
              <table:table-cell office:value-type="string">
                <text:p>12Treads</text:p>
              </table:table-cell>
            </table:table-row>
          </table:table-header-rows>
          <table:table-rows>
            <table:table-row>
              <table:table-cell office:value-type="string">
                <text:p>S(p) 20000</text:p>
                <draw:g>
                  <svg:desc>Hoja1.B16:Hoja1.B16</svg:desc>
                </draw:g>
              </table:table-cell>
              <table:table-cell office:value-type="float" office:value="1">
                <text:p>1</text:p>
                <draw:g>
                  <svg:desc>Hoja1.C16:Hoja1.N16</svg:desc>
                </draw:g>
              </table:table-cell>
              <table:table-cell office:value-type="float" office:value="1.12605663888803">
                <text:p>1.12605663888803</text:p>
              </table:table-cell>
              <table:table-cell office:value-type="float" office:value="2.07547556129599">
                <text:p>2.07547556129599</text:p>
              </table:table-cell>
              <table:table-cell office:value-type="float" office:value="2.26308687606585">
                <text:p>2.26308687606585</text:p>
              </table:table-cell>
              <table:table-cell office:value-type="float" office:value="2.97127667798873">
                <text:p>2.97127667798873</text:p>
              </table:table-cell>
              <table:table-cell office:value-type="float" office:value="3.05100632473923">
                <text:p>3.05100632473923</text:p>
              </table:table-cell>
              <table:table-cell office:value-type="float" office:value="3.75936297198058">
                <text:p>3.75936297198058</text:p>
              </table:table-cell>
              <table:table-cell office:value-type="float" office:value="3.75936297198058">
                <text:p>3.75936297198058</text:p>
              </table:table-cell>
              <table:table-cell office:value-type="float" office:value="3.97410239004934">
                <text:p>3.97410239004934</text:p>
              </table:table-cell>
              <table:table-cell office:value-type="float" office:value="3.81523603171667">
                <text:p>3.81523603171667</text:p>
              </table:table-cell>
              <table:table-cell office:value-type="float" office:value="4.12620690889702">
                <text:p>4.12620690889702</text:p>
              </table:table-cell>
              <table:table-cell office:value-type="float" office:value="4.18455468637164">
                <text:p>4.18455468637164</text:p>
              </table:table-cell>
            </table:table-row>
            <table:table-row>
              <table:table-cell office:value-type="string">
                <text:p>S(p) 40000</text:p>
                <draw:g>
                  <svg:desc>Hoja1.B17:Hoja1.B17</svg:desc>
                </draw:g>
              </table:table-cell>
              <table:table-cell office:value-type="float" office:value="1">
                <text:p>1</text:p>
                <draw:g>
                  <svg:desc>Hoja1.C17:Hoja1.N17</svg:desc>
                </draw:g>
              </table:table-cell>
              <table:table-cell office:value-type="float" office:value="1.12481336238681">
                <text:p>1.12481336238681</text:p>
              </table:table-cell>
              <table:table-cell office:value-type="float" office:value="1.61631591296077">
                <text:p>1.61631591296077</text:p>
              </table:table-cell>
              <table:table-cell office:value-type="float" office:value="1.95991360344816">
                <text:p>1.95991360344816</text:p>
              </table:table-cell>
              <table:table-cell office:value-type="float" office:value="2.41571623803885">
                <text:p>2.41571623803885</text:p>
              </table:table-cell>
              <table:table-cell office:value-type="float" office:value="2.52807190523818">
                <text:p>2.52807190523818</text:p>
              </table:table-cell>
              <table:table-cell office:value-type="float" office:value="2.59626134611443">
                <text:p>2.59626134611443</text:p>
              </table:table-cell>
              <table:table-cell office:value-type="float" office:value="2.94051530111386">
                <text:p>2.94051530111386</text:p>
              </table:table-cell>
              <table:table-cell office:value-type="float" office:value="2.84552686894434">
                <text:p>2.84552686894434</text:p>
              </table:table-cell>
              <table:table-cell office:value-type="float" office:value="3.267220349941">
                <text:p>3.267220349941</text:p>
              </table:table-cell>
              <table:table-cell office:value-type="float" office:value="3.18691276515511">
                <text:p>3.18691276515511</text:p>
              </table:table-cell>
              <table:table-cell office:value-type="float" office:value="3.45498717815118">
                <text:p>3.45498717815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